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36"/>
    <style:style style:name="ce4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0.396875cm"/>
    </style:style>
    <style:style style:name="co7" style:family="table-column">
      <style:table-column-properties fo:break-before="auto" style:column-width="0.529166666666667cm" style:use-optimal-column-width="true"/>
    </style:style>
    <style:style style:name="co8" style:family="table-column">
      <style:table-column-properties fo:break-before="auto" style:column-width="0.370416666666667cm" style:use-optimal-column-width="true"/>
    </style:style>
    <style:style style:name="co9" style:family="table-column">
      <style:table-column-properties fo:break-before="auto" style:column-width="1.24354166666667cm" style:use-optimal-column-width="true"/>
    </style:style>
    <style:style style:name="co10" style:family="table-column">
      <style:table-column-properties fo:break-before="auto" style:column-width="0.873125cm" style:use-optimal-column-width="true"/>
    </style:style>
    <style:style style:name="co11" style:family="table-column">
      <style:table-column-properties fo:break-before="auto" style:column-width="0.47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0" table:default-cell-style-name="ce1"/>
        <table:table-row table:style-name="ro1">
          <table:table-cell/>
          <table:table-cell office:value-type="string" table:style-name="ce1">
            <text:p>corrente(Is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s</text:p>
          </table:table-cell>
          <table:table-cell office:value-type="string" table:style-name="ce1">
            <text:p>vH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</text:p>
          </table:table-cell>
          <table:table-cell office:value-type="string" table:style-name="ce1">
            <text:p>Millivolt</text:p>
          </table:table-cell>
          <table:table-cell office:value-type="string" table:style-name="ce1">
            <text:p>Volt</text:p>
          </table:table-cell>
          <table:table-cell table:number-columns-repeated="4" table:style-name="ce1"/>
          <table:table-cell office:value-type="string" table:style-name="ce1">
            <text:p>y=<text:s/></text:p>
          </table:table-cell>
          <table:table-cell office:value-type="float" office:value="0.16869999999999999" table:style-name="ce1">
            <text:p>0,1687</text:p>
          </table:table-cell>
          <table:table-cell office:value-type="string" table:style-name="ce1">
            <text:p>x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C4]*0.001" table:style-name="ce1">
            <text:p>0</text:p>
          </table:table-cell>
          <table:table-cell table:number-columns-repeated="2" table:style-name="ce1"/>
          <table:table-cell table:style-name="ce1">
            <draw:frame draw:z-index="1" draw:id="id0" draw:style-name="a0" draw:name="Gráfico 1" svg:x="0.21865in" svg:y="0.19531in" svg:width="4.99869in" svg:height="2.9398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.09" table:style-name="ce1">
            <text:p>0,09</text:p>
          </table:table-cell>
          <table:table-cell office:value-type="float" office:value="15" table:style-name="ce1">
            <text:p>15</text:p>
          </table:table-cell>
          <table:table-cell office:value-type="float" office:value="1.4999999999999999E-2" table:formula="of:=[.C5]*0.001" table:style-name="ce2">
            <text:p>1,50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11" table:style-name="ce1">
            <text:p>0,11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1.8600000000000002E-2" table:formula="of:=[.C6]*0.001" table:style-name="ce2">
            <text:p>1,86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14000000000000001" table:style-name="ce1">
            <text:p>0,14</text:p>
          </table:table-cell>
          <table:table-cell office:value-type="float" office:value="22.6" table:style-name="ce1">
            <text:p>22,6</text:p>
          </table:table-cell>
          <table:table-cell office:value-type="float" office:value="2.2600000000000002E-2" table:formula="of:=[.C7]*0.001" table:style-name="ce2">
            <text:p>2,26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17" table:style-name="ce1">
            <text:p>0,17</text:p>
          </table:table-cell>
          <table:table-cell office:value-type="float" office:value="27.7" table:style-name="ce1">
            <text:p>27,7</text:p>
          </table:table-cell>
          <table:table-cell office:value-type="float" office:value="2.7699999999999999E-2" table:formula="of:=[.C8]*0.001" table:style-name="ce2">
            <text:p>2,77E-02</text:p>
          </table:table-cell>
          <table:table-cell table:number-columns-repeated="12" table:style-name="ce1"/>
          <table:table-cell office:value-type="string" table:style-name="ce1">
            <text:p>cc</text:p>
          </table:table-cell>
          <table:table-cell office:value-type="string" table:style-name="ce1">
            <text:p>=</text:p>
          </table:table-cell>
          <table:table-cell office:value-type="float" office:value="2.5892533642864545E-2" table:formula="of:=(4*PI()*0.0000001*3476)/[.J3]" table:style-name="ce3">
            <text:p>0,0259</text:p>
          </table:table-cell>
          <table:table-cell office:value-type="string" table:style-name="ce1">
            <text:p>±</text:p>
          </table:table-cell>
          <table:table-cell office:value-type="float" office:value="7.45E-4" table:formula="of:=7.45*0.0001" table:style-name="ce2">
            <text:p>7,45E-04</text:p>
          </table:table-cell>
          <table:table-cell office:value-type="string" table:style-name="ce1">
            <text:p>T/V</text:p>
          </table:table-cell>
          <table:table-cell table:number-columns-repeated="2" table:style-name="ce1"/>
          <table:table-cell office:value-type="float" office:value="2.8772773274171524" table:formula="of:=[.U8]/[.S8]*100" table:style-name="ce4">
            <text:p>2,88</text:p>
          </table:table-cell>
          <table:table-cell office:value-type="string" table:style-name="ce1">
            <text:p>%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0.22" table:style-name="ce1">
            <text:p>0,22</text:p>
          </table:table-cell>
          <table:table-cell office:value-type="float" office:value="37.5" table:style-name="ce1">
            <text:p>37,5</text:p>
          </table:table-cell>
          <table:table-cell office:value-type="float" office:value="3.7499999999999999E-2" table:formula="of:=[.C9]*0.001" table:style-name="ce2">
            <text:p>3,75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26" table:style-name="ce1">
            <text:p>0,26</text:p>
          </table:table-cell>
          <table:table-cell office:value-type="float" office:value="43.5" table:style-name="ce1">
            <text:p>43,5</text:p>
          </table:table-cell>
          <table:table-cell office:value-type="float" office:value="4.3500000000000004E-2" table:formula="of:=[.C10]*0.001" table:style-name="ce2">
            <text:p>4,35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33" table:style-name="ce1">
            <text:p>0,33</text:p>
          </table:table-cell>
          <table:table-cell office:value-type="float" office:value="55.4" table:style-name="ce1">
            <text:p>55,4</text:p>
          </table:table-cell>
          <table:table-cell office:value-type="float" office:value="5.5399999999999998E-2" table:formula="of:=[.C11]*0.001" table:style-name="ce2">
            <text:p>5,54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42" table:style-name="ce1">
            <text:p>0,42</text:p>
          </table:table-cell>
          <table:table-cell office:value-type="float" office:value="70.5" table:style-name="ce1">
            <text:p>70,5</text:p>
          </table:table-cell>
          <table:table-cell office:value-type="float" office:value="7.0500000000000007E-2" table:formula="of:=[.C12]*0.001" table:style-name="ce2">
            <text:p>7,05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5" table:style-name="ce1">
            <text:p>0,5</text:p>
          </table:table-cell>
          <table:table-cell office:value-type="float" office:value="84.8" table:style-name="ce1">
            <text:p>84,8</text:p>
          </table:table-cell>
          <table:table-cell office:value-type="float" office:value="8.48E-2" table:formula="of:=[.C13]*0.001" table:style-name="ce2">
            <text:p>8,48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54" table:style-name="ce1">
            <text:p>0,54</text:p>
          </table:table-cell>
          <table:table-cell office:value-type="float" office:value="92.2" table:style-name="ce1">
            <text:p>92,2</text:p>
          </table:table-cell>
          <table:table-cell office:value-type="float" office:value="9.2200000000000004E-2" table:formula="of:=[.C14]*0.001" table:style-name="ce2">
            <text:p>9,22E-0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0.59" table:style-name="ce1">
            <text:p>0,59</text:p>
          </table:table-cell>
          <table:table-cell office:value-type="float" office:value="99.1" table:style-name="ce1">
            <text:p>99,1</text:p>
          </table:table-cell>
          <table:table-cell office:value-type="float" office:value="9.9099999999999994E-2" table:formula="of:=[.C15]*0.001" table:style-name="ce2">
            <text:p>9,91E-0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4*PI()*0.0000001*3467*[.B4:.B15]" table:number-matrix-columns-spanned="1" table:number-matrix-rows-spanned="12" table:style-name="ce1">
            <text:p>0</text:p>
          </table:table-cell>
          <table:table-cell table:number-columns-repeated="4" table:style-name="ce1"/>
          <table:table-cell table:style-name="ce1">
            <draw:frame draw:z-index="2" draw:id="id1" draw:style-name="a1" draw:name="Gráfico 4" svg:x="0.21692in" svg:y="0.19674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.4999999999999999E-2" table:style-name="ce2">
            <text:p>1,50E-02</text:p>
          </table:table-cell>
          <table:table-cell office:value-type="float" office:value="3.9210846227984928E-4" table:style-name="ce2">
            <text:p>3,92E-04</text:p>
          </table:table-cell>
          <table:table-cell table:number-columns-repeated="16382" table:style-name="ce1"/>
        </table:table-row>
        <table:table-row table:style-name="ro1">
          <table:table-cell office:value-type="float" office:value="1.8600000000000002E-2" table:style-name="ce2">
            <text:p>1,86E-02</text:p>
          </table:table-cell>
          <table:table-cell office:value-type="float" office:value="4.7924367611981581E-4" table:style-name="ce2">
            <text:p>4,79E-04</text:p>
          </table:table-cell>
          <table:table-cell table:number-columns-repeated="16382" table:style-name="ce1"/>
        </table:table-row>
        <table:table-row table:style-name="ro1">
          <table:table-cell office:value-type="float" office:value="2.2600000000000002E-2" table:style-name="ce2">
            <text:p>2,26E-02</text:p>
          </table:table-cell>
          <table:table-cell office:value-type="float" office:value="6.0994649687976562E-4" table:style-name="ce2">
            <text:p>6,10E-04</text:p>
          </table:table-cell>
          <table:table-cell table:number-columns-repeated="16382" table:style-name="ce1"/>
        </table:table-row>
        <table:table-row table:style-name="ro1">
          <table:table-cell office:value-type="float" office:value="2.7699999999999999E-2" table:style-name="ce2">
            <text:p>2,77E-02</text:p>
          </table:table-cell>
          <table:table-cell office:value-type="float" office:value="7.4064931763971533E-4" table:style-name="ce2">
            <text:p>7,41E-04</text:p>
          </table:table-cell>
          <table:table-cell table:number-columns-repeated="16382" table:style-name="ce1"/>
        </table:table-row>
        <table:table-row table:style-name="ro1">
          <table:table-cell office:value-type="float" office:value="3.7499999999999999E-2" table:style-name="ce2">
            <text:p>3,75E-02</text:p>
          </table:table-cell>
          <table:table-cell office:value-type="float" office:value="9.5848735223963161E-4" table:style-name="ce2">
            <text:p>9,58E-04</text:p>
          </table:table-cell>
          <table:table-cell table:number-columns-repeated="16382" table:style-name="ce1"/>
        </table:table-row>
        <table:table-row table:style-name="ro1">
          <table:table-cell office:value-type="float" office:value="4.3500000000000004E-2" table:style-name="ce2">
            <text:p>4,35E-02</text:p>
          </table:table-cell>
          <table:table-cell office:value-type="float" office:value="1.1327577799195646E-3" table:style-name="ce2">
            <text:p>1,13E-03</text:p>
          </table:table-cell>
          <table:table-cell table:number-columns-repeated="3" table:style-name="ce1"/>
          <table:table-cell table:style-name="ce5"/>
          <table:table-cell table:number-columns-repeated="16378"/>
        </table:table-row>
        <table:table-row table:style-name="ro1">
          <table:table-cell office:value-type="float" office:value="5.5399999999999998E-2" table:style-name="ce2">
            <text:p>5,54E-02</text:p>
          </table:table-cell>
          <table:table-cell office:value-type="float" office:value="1.4377310283594474E-3" table:style-name="ce2">
            <text:p>1,44E-03</text:p>
          </table:table-cell>
          <table:table-cell table:number-columns-repeated="16382" table:style-name="ce1"/>
        </table:table-row>
        <table:table-row table:style-name="ro1">
          <table:table-cell office:value-type="float" office:value="7.0500000000000007E-2" table:style-name="ce2">
            <text:p>7,05E-02</text:p>
          </table:table-cell>
          <table:table-cell office:value-type="float" office:value="1.8298394906392965E-3" table:style-name="ce2">
            <text:p>1,83E-03</text:p>
          </table:table-cell>
          <table:table-cell table:number-columns-repeated="16382" table:style-name="ce1"/>
        </table:table-row>
        <table:table-row table:style-name="ro1">
          <table:table-cell office:value-type="float" office:value="8.48E-2" table:style-name="ce2">
            <text:p>8,48E-02</text:p>
          </table:table-cell>
          <table:table-cell office:value-type="float" office:value="2.1783803459991626E-3" table:style-name="ce2">
            <text:p>2,18E-03</text:p>
          </table:table-cell>
          <table:table-cell table:number-columns-repeated="16382" table:style-name="ce1"/>
        </table:table-row>
        <table:table-row table:style-name="ro1">
          <table:table-cell office:value-type="float" office:value="9.2200000000000004E-2" table:style-name="ce2">
            <text:p>9,22E-02</text:p>
          </table:table-cell>
          <table:table-cell office:value-type="float" office:value="2.352650773679096E-3" table:style-name="ce2">
            <text:p>2,35E-03</text:p>
          </table:table-cell>
          <table:table-cell table:number-columns-repeated="16382" table:style-name="ce1"/>
        </table:table-row>
        <table:table-row table:style-name="ro1">
          <table:table-cell office:value-type="float" office:value="9.9099999999999994E-2" table:style-name="ce2">
            <text:p>9,91E-02</text:p>
          </table:table-cell>
          <table:table-cell office:value-type="float" office:value="2.570488808279012E-3" table:style-name="ce2">
            <text:p>2,57E-03</text:p>
          </table:table-cell>
          <table:table-cell table:number-columns-repeated="16382" table:style-name="ce1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Folha1.B4:Folha1.C1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Ricardo Antunes</meta:initial-creator>
    <dc:creator>Ricardo Antunes</dc:creator>
    <meta:creation-date>2020-11-27T08:47:28Z</meta:creation-date>
    <dc:date>2021-01-06T14:13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1.669842519685pt" svg:width="359.9056692913386pt" chart:style-name="Crt0">
        <chart:title chart:style-name="CT00">
          <text:p text:style-name="a0" text:class-names="" text:cond-style-name="">Gráfico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H mv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s</text:p>
            </chart:title>
            <chart:grid chart:class="major" chart:style-name="GMa1"/>
          </chart:axis>
          <chart:series chart:values-cell-range-address="Folha1.$D$4:.$D$15" chart:class="chart:scatter" chart:attached-axis="primary-y" chart:style-name="G0S0">
            <chart:domain table:cell-range-address="Folha1.$B$4:.$B$15"/>
            <chart:regression-curve chart:style-name="T000">
              <chart:equation chart:automatic-content="true" chart:display-equation="true" chart:display-r-square="true" svg:x="277.9892125984252pt" svg:y="0.466771653543307pt" chart:style-name="TL000"/>
            </chart:regression-curve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2083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3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ráfico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 (C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H (Volt)</text:p>
            </chart:title>
            <chart:grid chart:class="major" chart:style-name="GMa1"/>
          </chart:axis>
          <chart:series chart:values-cell-range-address="Folha1.$B$19:.$B$30" chart:class="chart:scatter" chart:attached-axis="primary-y" chart:style-name="G0S0">
            <chart:domain table:cell-range-address="Folha1.$A$19:.$A$30"/>
            <chart:regression-curve chart:style-name="T000">
              <chart:equation chart:automatic-content="true" chart:display-equation="true" chart:display-r-square="true" svg:x="283.05pt" svg:y="5.883307086614172pt" chart:style-name="TL000"/>
            </chart:regression-curve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style="rect" draw:dots1="1" draw:dots1-length="0.02083in" draw:distance="0.02083in"/>
  </office:styles>
</office:document-styles>
</file>